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205cm" style:rel-column-width="8499*"/>
    </style:style>
    <style:style style:name="Tabela1.B" style:family="table-column">
      <style:table-column-properties style:column-width="3.293cm" style:rel-column-width="12694*"/>
    </style:style>
    <style:style style:name="Tabela1.C" style:family="table-column">
      <style:table-column-properties style:column-width="4.791cm" style:rel-column-width="18467*"/>
    </style:style>
    <style:style style:name="Tabela1.D" style:family="table-column">
      <style:table-column-properties style:column-width="6.712cm" style:rel-column-width="2587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weight="bold" officeooo:rsid="001f9237" officeooo:paragraph-rsid="001f9237" style:font-weight-asian="bold" style:font-weight-complex="bold"/>
    </style:style>
    <style:style style:name="P2" style:family="paragraph" style:parent-style-name="Standard">
      <style:text-properties style:font-name="Calibri" fo:font-weight="normal" officeooo:rsid="001f9237" officeooo:paragraph-rsid="001f9237" style:font-weight-asian="normal" style:font-weight-complex="normal"/>
    </style:style>
    <style:style style:name="P3" style:family="paragraph" style:parent-style-name="Standard">
      <style:text-properties style:font-name="Calibri" fo:font-style="normal" fo:font-weight="normal" officeooo:rsid="0020e496" officeooo:paragraph-rsid="0020e496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Calibri" fo:font-style="normal" fo:font-weight="normal" officeooo:rsid="002208e0" officeooo:paragraph-rsid="002208e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alibri" fo:font-style="normal" fo:font-weight="bold" officeooo:rsid="002208e0" officeooo:paragraph-rsid="002208e0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Calibri" officeooo:rsid="002208e0" officeooo:paragraph-rsid="002208e0"/>
    </style:style>
    <style:style style:name="P7" style:family="paragraph" style:parent-style-name="Table_20_Contents">
      <style:text-properties style:font-name="Calibri" fo:font-weight="bold" officeooo:rsid="002208e0" officeooo:paragraph-rsid="002208e0" style:font-weight-asian="bold" style:font-weight-complex="bold"/>
    </style:style>
    <style:style style:name="P8" style:family="paragraph" style:parent-style-name="Table_20_Contents">
      <style:text-properties style:font-name="Calibri" officeooo:rsid="00234525" officeooo:paragraph-rsid="00234525"/>
    </style:style>
    <style:style style:name="P9" style:family="paragraph" style:parent-style-name="Table_20_Contents">
      <style:text-properties style:font-name="Calibri" officeooo:rsid="0025f7d7" officeooo:paragraph-rsid="0025f7d7"/>
    </style:style>
    <style:style style:name="P10" style:family="paragraph" style:parent-style-name="Table_20_Contents">
      <style:text-properties style:font-name="Calibri" officeooo:rsid="00271443" officeooo:paragraph-rsid="00271443"/>
    </style:style>
    <style:style style:name="P11" style:family="paragraph" style:parent-style-name="Standard">
      <style:text-properties style:font-name="Calibri" fo:font-weight="normal" officeooo:rsid="001f9237" officeooo:paragraph-rsid="001f9237" style:font-weight-asian="normal" style:font-weight-complex="normal"/>
    </style:style>
    <style:style style:name="P12" style:family="paragraph" style:parent-style-name="Standard" style:list-style-name="L2">
      <style:text-properties style:font-name="Calibri" fo:font-weight="normal" officeooo:rsid="0020e496" officeooo:paragraph-rsid="0020e496" style:font-weight-asian="normal" style:font-weight-complex="normal"/>
    </style:style>
    <style:style style:name="P13" style:family="paragraph" style:parent-style-name="Standard" style:list-style-name="L1">
      <style:text-properties style:font-name="Calibri" fo:font-style="normal" fo:font-weight="normal" officeooo:rsid="001f9237" officeooo:paragraph-rsid="001f923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Calibri" fo:font-style="normal" fo:font-weight="normal" officeooo:rsid="001f9237" officeooo:paragraph-rsid="001f923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Calibri" fo:font-style="normal" fo:font-weight="normal" officeooo:rsid="0020e496" officeooo:paragraph-rsid="0020e496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style:font-name="Calibri" fo:font-style="normal" fo:font-weight="normal" officeooo:rsid="0020e496" officeooo:paragraph-rsid="0020e49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Calibri" fo:font-style="normal" fo:font-weight="bold" officeooo:rsid="001f9237" officeooo:paragraph-rsid="001f9237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79e6a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e496" style:font-style-asian="normal" style:font-style-complex="normal"/>
    </style:style>
    <style:style style:name="T6" style:family="text">
      <style:text-properties officeooo:rsid="00216f83"/>
    </style:style>
    <style:style style:name="T7" style:family="text">
      <style:text-properties officeooo:rsid="00248158"/>
    </style:style>
    <style:style style:name="T8" style:family="text">
      <style:text-properties officeooo:rsid="00279e6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a solução do problema das rainhas.</text:p>
      <text:p text:style-name="P1">Grupo: </text:p>
      <text:p text:style-name="P2">Julian Degutis de Freitas Garcia</text:p>
      <text:p text:style-name="P2">Letícia Leite Caetano</text:p>
      <text:p text:style-name="P2">William Henrique</text:p>
      <text:p text:style-name="P2"/>
      <text:p text:style-name="P2"/>
      <text:p text:style-name="P1">1. Introdução</text:p>
      <text:p text:style-name="P1"/>
      <text:p text:style-name="P2">Deverá ser criado uma solução, em que, dado um tabuleiro <text:span text:style-name="T2">nxn</text:span><text:span text:style-name="T1"> </text:span><text:span text:style-name="T4">deverá ser otimizado o número de rainhas posicionadas em uma casa </text:span><text:span text:style-name="T2">An</text:span><text:span text:style-name="T4">, que satisfaça as seguintes condições:</text:span></text:p>
      <text:list xml:id="list2819736302" text:style-name="L1">
        <text:list-item>
          <text:p text:style-name="P13">Cada rainha não deve atacar qualquer outra rainha do tabuleiro</text:p>
        </text:list-item>
        <text:list-item>
          <text:p text:style-name="P13">Apenas uma rainha pode ser posicionada por casa.</text:p>
        </text:list-item>
      </text:list>
      <text:p text:style-name="P14"/>
      <text:p text:style-name="P17">2. Solução</text:p>
      <text:p text:style-name="P17"/>
      <text:p text:style-name="P2"><text:span text:style-name="T4">Será utilizada uma implementação utilizando a linguagem Java, </text:span><text:span text:style-name="T5">que terá como argumento o número N representando o tabuleiro NxN.</text:span></text:p>
      <text:p text:style-name="P3">O sistema, deverá calcular todas as diagonais da matriz, utilizando a técnica de pontos candidatos para o início de cada diagonal, sendo:</text:p>
      <text:list xml:id="list2622328499" text:style-name="L2">
        <text:list-item>
          <text:p text:style-name="P16">Orientação para direita</text:p>
          <text:list>
            <text:list-item>
              <text:p text:style-name="P12"><text:span text:style-name="T4">Todos os pontos </text:span><text:span text:style-name="T2">aij</text:span><text:span text:style-name="T4"> começando de </text:span><text:span text:style-name="T2">a0,0</text:span><text:span text:style-name="T4"> até </text:span><text:span text:style-name="T2">a0,n</text:span></text:p>
            </text:list-item>
          </text:list>
        </text:list-item>
        <text:list-item>
          <text:p text:style-name="P16">Orientação para baixo</text:p>
          <text:list>
            <text:list-item>
              <text:p text:style-name="P12"><text:span text:style-name="T4">Todos os pontos </text:span><text:span text:style-name="T2">aij</text:span><text:span text:style-name="T4"> começando de </text:span><text:span text:style-name="T2">a1,0</text:span><text:span text:style-name="T4"> até </text:span><text:span text:style-name="T2">an,0</text:span></text:p>
            </text:list-item>
          </text:list>
        </text:list-item>
        <text:list-item>
          <text:p text:style-name="P16">Orientação para esquerda</text:p>
          <text:list>
            <text:list-item>
              <text:p text:style-name="P12"><text:span text:style-name="T4">Todos os pontos </text:span><text:span text:style-name="T2">aij</text:span><text:span text:style-name="T4"> começando de </text:span><text:span text:style-name="T2">a</text:span><text:span text:style-name="T3">n</text:span><text:span text:style-name="T2">,n</text:span><text:span text:style-name="T4"> até </text:span><text:span text:style-name="T2">a0,</text:span><text:span text:style-name="T3">n</text:span></text:p>
            </text:list-item>
          </text:list>
        </text:list-item>
        <text:list-item>
          <text:p text:style-name="P16">Orientação para cima</text:p>
          <text:list>
            <text:list-item>
              <text:p text:style-name="P12"><text:span text:style-name="T4">Todos os pontos </text:span><text:span text:style-name="T2">aij</text:span><text:span text:style-name="T4"> começando de </text:span><text:span text:style-name="T2">a</text:span><text:span text:style-name="T3">n-1</text:span><text:span text:style-name="T2">,n</text:span><text:span text:style-name="T3">-1</text:span><text:span text:style-name="T4"> até </text:span><text:span text:style-name="T2">an,</text:span><text:span text:style-name="T3">0</text:span></text:p>
            </text:list-item>
          </text:list>
        </text:list-item>
      </text:list>
      <text:p text:style-name="P3"/>
      <text:p text:style-name="P3"/>
      <text:p text:style-name="P3">Com posse de todas as linhas, colunas e diagonais, podemos tomar como solução que, uma rainha não ataca quaisquer outras rainhas distribuída<text:span text:style-name="T6">s</text:span> no tabuleiro, caso a soma de todas as rainhas de uma linha, uma coluna ou uma diagonal é menor ou igual a 1.</text:p>
      <text:p text:style-name="P3"/>
      <text:p text:style-name="P4">Criando as restrições para a maximização da soma de todas as posições do tabuleiro, podemos criar um modelo de programação linear para o algoritmo do Simplex solucionar.</text:p>
      <text:p text:style-name="P4"/>
      <text:p text:style-name="P4">Na solução, será necessário tornar a matriz representativa do tabuleiro, em um vetor, para que consigamos atribuir o valor zerado de cada variável que não será utilizada em cada uma das restrições.</text:p>
      <text:p text:style-name="P4"/>
      <text:p text:style-name="P4">Para isso, será utilizada a implementação da biblioteca SCPSolver.jar. No primeiro momento, tentamos utilizar a solução da Apache, porém sem sucesso para valores de variáveis booleanas, por isso modificamos a abordagem da solução.</text:p>
      <text:p text:style-name="P4"/>
      <text:p text:style-name="P4">A solução e modelagem é apresentada na pasta /report/* da raiz do projeto, contento a modelagem em sí, a solução ótima, os valores das variáveis, o tempo de execução e a aproximação da memória gasta pelo sistema.</text:p>
      <text:p text:style-name="P4"/>
      <text:p text:style-name="P5"><text:soft-page-break/>3. Casos de teste</text:p>
      <text:p text:style-name="P5"/>
      <text:p text:style-name="P4">Foram realizados 11 casos de testes, para um tabuleiro normal 8x8 e todos demais tabuleiros múltiplos de 9. Toda a solução se encontra em anexo ao e-mail. Passaremos brevemente os casos de teste nesse documento. <text:span text:style-name="T7">Note que a memória é apenas uma estimação realizada pelo sistema, sendo (quantidade de memória disponível antes e após a execução do processo), os valores podem não ser 100% preciso, devidos aos processos existentes rodando no computador.</text:span>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7">Valor de n</text:p>
          </table:table-cell>
          <table:table-cell table:style-name="Tabela1.A1" office:value-type="string">
            <text:p text:style-name="P7">Solução Ótima</text:p>
          </table:table-cell>
          <table:table-cell table:style-name="Tabela1.A1" office:value-type="string">
            <text:p text:style-name="P7">Tempo (milisegundos)</text:p>
          </table:table-cell>
          <table:table-cell table:style-name="Tabela1.D1" office:value-type="string">
            <text:p text:style-name="P7">Memória (bytes)</text:p>
          </table:table-cell>
        </table:table-row>
        <table:table-row>
          <table:table-cell table:style-name="Tabela1.A2" office:value-type="string">
            <text:p text:style-name="P6">8</text:p>
          </table:table-cell>
          <table:table-cell table:style-name="Tabela1.A2" office:value-type="string">
            <text:p text:style-name="P8">8</text:p>
          </table:table-cell>
          <table:table-cell table:style-name="Tabela1.A2" office:value-type="string">
            <text:p text:style-name="P8">35</text:p>
          </table:table-cell>
          <table:table-cell table:style-name="Tabela1.D2" office:value-type="string">
            <text:p text:style-name="P8">2728376</text:p>
          </table:table-cell>
        </table:table-row>
        <table:table-row>
          <table:table-cell table:style-name="Tabela1.A2" office:value-type="string">
            <text:p text:style-name="P6">9</text:p>
          </table:table-cell>
          <table:table-cell table:style-name="Tabela1.A2" office:value-type="string">
            <text:p text:style-name="P8">9</text:p>
          </table:table-cell>
          <table:table-cell table:style-name="Tabela1.A2" office:value-type="string">
            <text:p text:style-name="P8">32</text:p>
          </table:table-cell>
          <table:table-cell table:style-name="Tabela1.D2" office:value-type="string">
            <text:p text:style-name="P8">3409872</text:p>
          </table:table-cell>
        </table:table-row>
        <table:table-row>
          <table:table-cell table:style-name="Tabela1.A2" office:value-type="string">
            <text:p text:style-name="P6">18</text:p>
          </table:table-cell>
          <table:table-cell table:style-name="Tabela1.A2" office:value-type="string">
            <text:p text:style-name="P8">18</text:p>
          </table:table-cell>
          <table:table-cell table:style-name="Tabela1.A2" office:value-type="string">
            <text:p text:style-name="P8">97</text:p>
          </table:table-cell>
          <table:table-cell table:style-name="Tabela1.D2" office:value-type="string">
            <text:p text:style-name="P8">16501016</text:p>
          </table:table-cell>
        </table:table-row>
        <table:table-row>
          <table:table-cell table:style-name="Tabela1.A2" office:value-type="string">
            <text:p text:style-name="P6">27</text:p>
          </table:table-cell>
          <table:table-cell table:style-name="Tabela1.A2" office:value-type="string">
            <text:p text:style-name="P8">27</text:p>
          </table:table-cell>
          <table:table-cell table:style-name="Tabela1.A2" office:value-type="string">
            <text:p text:style-name="P8">327</text:p>
          </table:table-cell>
          <table:table-cell table:style-name="Tabela1.D2" office:value-type="string">
            <text:p text:style-name="P8">40419056</text:p>
          </table:table-cell>
        </table:table-row>
        <table:table-row>
          <table:table-cell table:style-name="Tabela1.A2" office:value-type="string">
            <text:p text:style-name="P6">36</text:p>
          </table:table-cell>
          <table:table-cell table:style-name="Tabela1.A2" office:value-type="string">
            <text:p text:style-name="P8">36</text:p>
          </table:table-cell>
          <table:table-cell table:style-name="Tabela1.A2" office:value-type="string">
            <text:p text:style-name="P8">785</text:p>
          </table:table-cell>
          <table:table-cell table:style-name="Tabela1.D2" office:value-type="string">
            <text:p text:style-name="P8">227733664</text:p>
          </table:table-cell>
        </table:table-row>
        <table:table-row>
          <table:table-cell table:style-name="Tabela1.A2" office:value-type="string">
            <text:p text:style-name="P6">45</text:p>
          </table:table-cell>
          <table:table-cell table:style-name="Tabela1.A2" office:value-type="string">
            <text:p text:style-name="P8">45</text:p>
          </table:table-cell>
          <table:table-cell table:style-name="Tabela1.A2" office:value-type="string">
            <text:p text:style-name="P8">2217</text:p>
          </table:table-cell>
          <table:table-cell table:style-name="Tabela1.D2" office:value-type="string">
            <text:p text:style-name="P8">311807928</text:p>
          </table:table-cell>
        </table:table-row>
        <table:table-row>
          <table:table-cell table:style-name="Tabela1.A2" office:value-type="string">
            <text:p text:style-name="P6">54</text:p>
          </table:table-cell>
          <table:table-cell table:style-name="Tabela1.A2" office:value-type="string">
            <text:p text:style-name="P8">54</text:p>
          </table:table-cell>
          <table:table-cell table:style-name="Tabela1.A2" office:value-type="string">
            <text:p text:style-name="P8">3070</text:p>
          </table:table-cell>
          <table:table-cell table:style-name="Tabela1.D2" office:value-type="string">
            <text:p text:style-name="P8">359156080</text:p>
          </table:table-cell>
        </table:table-row>
        <table:table-row>
          <table:table-cell table:style-name="Tabela1.A2" office:value-type="string">
            <text:p text:style-name="P6">63</text:p>
          </table:table-cell>
          <table:table-cell table:style-name="Tabela1.A2" office:value-type="string">
            <text:p text:style-name="P8">63</text:p>
          </table:table-cell>
          <table:table-cell table:style-name="Tabela1.A2" office:value-type="string">
            <text:p text:style-name="P8">7174</text:p>
          </table:table-cell>
          <table:table-cell table:style-name="Tabela1.D2" office:value-type="string">
            <text:p text:style-name="P8">100543504</text:p>
          </table:table-cell>
        </table:table-row>
        <table:table-row>
          <table:table-cell table:style-name="Tabela1.A2" office:value-type="string">
            <text:p text:style-name="P6">72</text:p>
          </table:table-cell>
          <table:table-cell table:style-name="Tabela1.A2" office:value-type="string">
            <text:p text:style-name="P8">72</text:p>
          </table:table-cell>
          <table:table-cell table:style-name="Tabela1.A2" office:value-type="string">
            <text:p text:style-name="P8">11598</text:p>
          </table:table-cell>
          <table:table-cell table:style-name="Tabela1.D2" office:value-type="string">
            <text:p text:style-name="P8">387024936</text:p>
          </table:table-cell>
        </table:table-row>
        <table:table-row>
          <table:table-cell table:style-name="Tabela1.A2" office:value-type="string">
            <text:p text:style-name="P6">81</text:p>
          </table:table-cell>
          <table:table-cell table:style-name="Tabela1.A2" office:value-type="string">
            <text:p text:style-name="P8">81</text:p>
          </table:table-cell>
          <table:table-cell table:style-name="Tabela1.A2" office:value-type="string">
            <text:p text:style-name="P8">25205</text:p>
          </table:table-cell>
          <table:table-cell table:style-name="Tabela1.D2" office:value-type="string">
            <text:p text:style-name="P8">104154432</text:p>
          </table:table-cell>
        </table:table-row>
        <table:table-row>
          <table:table-cell table:style-name="Tabela1.A2" office:value-type="string">
            <text:p text:style-name="P6">90</text:p>
          </table:table-cell>
          <table:table-cell table:style-name="Tabela1.A2" office:value-type="string">
            <text:p text:style-name="P8">90</text:p>
          </table:table-cell>
          <table:table-cell table:style-name="Tabela1.A2" office:value-type="string">
            <text:p text:style-name="P10">39547</text:p>
          </table:table-cell>
          <table:table-cell table:style-name="Tabela1.D2" office:value-type="string">
            <text:p text:style-name="P9">256061544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5:14:53.080000000</meta:creation-date>
    <dc:date>2019-06-24T17:48:32.827000000</dc:date>
    <meta:editing-duration>PT25M51S</meta:editing-duration>
    <meta:editing-cycles>7</meta:editing-cycles>
    <meta:generator>LibreOffice/5.3.1.2$Windows_x86 LibreOffice_project/e80a0e0fd1875e1696614d24c32df0f95f03deb2</meta:generator>
    <meta:document-statistic meta:table-count="1" meta:image-count="0" meta:object-count="0" meta:page-count="2" meta:paragraph-count="75" meta:word-count="470" meta:character-count="2729" meta:non-whitespace-character-count="2343"/>
  </office:meta>
</office:document-meta>
</file>